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padding="0.136cm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water stored at a particular idx by seeing its left_max and right_max, 2ptr approac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product as left prefix product and right prefix product, try calculating them for each index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<text:a xlink:href="https://leetcode.com/problems/maximum-product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cases all +ve, even -ve, odd -ve. In case of odd -ve, calculate products for left part and right part of array on either side of negative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<text:a xlink:href="https://leetcode.com/problems/find-minimum-in-rotated-sorted-array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binary search, find which part of array is sorted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 office:value-type="string" calcext:value-type="string">
            <text:p><text:a xlink:href="https://www.geeksforgeeks.org/problems/pair-sum-in-a-sorted-and-rotated-array/1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two pointer approach, starting pos and end pos in sorted arr, modify it for rotated arr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 then fix one number, then rest of array two sum. Challenge do not use set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<text:a xlink:href="https://leetcode.com/problems/container-with-most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imilar to rainwate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th - Smallest Element</text:p>
          </table:table-cell>
          <table:table-cell office:value-type="string" calcext:value-type="string">
            <text:p><text:a xlink:href="https://www.geeksforgeeks.org/problems/kth-smallest-element5635/1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imilar to kth largest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erge Overlapping Intervals</text:p>
          </table:table-cell>
          <table:table-cell office:value-type="string" calcext:value-type="string">
            <text:p><text:a xlink:href="https://www.geeksforgeeks.org/problems/overlapping-intervals--170633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sort based on starting of interval, then do the merging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ind Minimum Number of Merge Operations to Make an Array Palindrome</text:p>
          </table:table-cell>
          <table:table-cell office:value-type="string" calcext:value-type="string">
            <text:p><text:a xlink:href="https://www.geeksforgeeks.org/find-minimum-number-of-merge-operations-to-make-an-array-palindrome/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wo ptr, from either side, when not equal see if by merging you can equal it to the bigger one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 office:value-type="string" calcext:value-type="string">
            <text:p><text:a xlink:href="https://www.geeksforgeeks.org/problems/largest-number-formed-from-an-array1117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with custom comparator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pace Optimization Using Bit Manipulations</text:p>
          </table:table-cell>
          <table:table-cell office:value-type="string" calcext:value-type="string">
            <text:p><text:a xlink:href="https://www.geeksforgeeks.org/space-optimization-using-bit-manipulations/" xlink:type="simple">GFG Articl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💢</text:p>
          </table:table-cell>
          <table:table-cell/>
          <table:table-cell office:value-type="string" calcext:value-type="string">
            <text:p>can’t understand this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ubarray Sum Divisible K</text:p>
          </table:table-cell>
          <table:table-cell office:value-type="string" calcext:value-type="string">
            <text:p><text:a xlink:href="https://www.geeksforgeeks.org/problems/longest-subarray-with-sum-divisible-by-k1259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⭐️</text:p>
          </table:table-cell>
          <table:table-cell office:value-type="string" calcext:value-type="string">
            <text:p>Prefix sum approach, try checking remainder of cumulative sum and see if remainder repeats, -ve special case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 office:value-type="string" calcext:value-type="string">
            <text:p><text:a xlink:href="https://www.geeksforgeeks.org/print-all-possible-combinations-of-r-elements-in-a-given-array-of-size-n/" xlink:type="simple">GFG Articl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15:54:19.848768097</dc:date>
    <meta:editing-duration>P3DT19H39S</meta:editing-duration>
    <meta:editing-cycles>34</meta:editing-cycles>
    <meta:generator>LibreOffice/7.3.7.2$Linux_X86_64 LibreOffice_project/30$Build-2</meta:generator>
    <meta:document-statistic meta:table-count="1" meta:cell-count="482" meta:object-count="0"/>
  </office:meta>
</office:document-meta>
</file>